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17in"/>
    </style:style>
    <style:style style:name="co2" style:family="table-column">
      <style:table-column-properties fo:break-before="auto" style:column-width="2.533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9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/>
          <table:table-cell office:value-type="string">
            <text:p>TC_TE_8_gram_search_zh.java</text:p>
          </table:table-cell>
          <table:table-cell table:number-columns-repeated="2"/>
        </table:table-row>
        <table:table-row table:style-name="ro1">
          <table:table-cell office:value-type="string">
            <text:p>  <text:a xlink:href="http://10.41.48.148:8080/test12/manager/createScript.jsp?scriptId=63&amp;scriptName=TC_TE_80_volts_circuit_search">TC_TE_80_volts_circuit_search</text:a></text:p>
            <draw:frame table:end-cell-address="Sheet1.A3" table:end-x="0.1252in" table:end-y="0.1248in" draw:z-index="20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80_volts_circuit_search_zh.java</text:p>
          </table:table-cell>
          <table:table-cell table:number-columns-repeated="2"/>
        </table:table-row>
        <table:table-row table:style-name="ro2">
          <table:table-cell office:value-type="string">
            <text:p>  <text:a xlink:href="http://10.41.48.148:8080/test12/manager/createScript.jsp?scriptId=71&amp;scriptName=TC_TE_8_gram_search">TC_TE_8_gram_search</text:a></text:p>
            <draw:frame table:end-cell-address="Sheet1.A4" table:end-x="0.1252in" table:end-y="0.1248in" draw:z-index="21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8_gr_search_zh.java</text:p>
          </table:table-cell>
          <table:table-cell table:number-columns-repeated="2"/>
        </table:table-row>
        <table:table-row table:style-name="ro1">
          <table:table-cell office:value-type="string">
            <text:p>  <text:a xlink:href="http://10.41.48.148:8080/test12/manager/createScript.jsp?scriptId=79&amp;scriptName=TC_TE_8g_search">TC_TE_8g_search</text:a></text:p>
            <draw:frame table:end-cell-address="Sheet1.A5" table:end-x="0.1252in" table:end-y="0.1248in" draw:z-index="22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office:value-type="string">
            <text:p>  <text:a xlink:href="http://10.41.48.148:8080/test12/manager/createScript.jsp?scriptId=80&amp;scriptName=TC_TE_8_g_search">TC_TE_8_g_search</text:a></text:p>
            <draw:frame table:end-cell-address="Sheet1.A6" table:end-x="0.1252in" table:end-y="0.1248in" draw:z-index="23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8_g_search_zh.java</text:p>
          </table:table-cell>
          <table:table-cell table:number-columns-repeated="2"/>
        </table:table-row>
        <table:table-row table:style-name="ro3">
          <table:table-cell office:value-type="string">
            <text:p>  <text:a xlink:href="http://10.41.48.148:8080/test12/manager/createScript.jsp?scriptId=81&amp;scriptName=TC_TE_Search_80Volts_Circuit">TC_TE_Search_80Volts_Circuit</text:a></text:p>
            <draw:frame table:end-cell-address="Sheet1.A7" table:end-x="0.1252in" table:end-y="0.1248in" draw:z-index="24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8g_search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82&amp;scriptName=TC_TE_8_gr_search">TC_TE_8_gr_search</text:a></text:p>
            <draw:frame table:end-cell-address="Sheet1.A8" table:end-x="0.1252in" table:end-y="0.1248in" draw:z-index="25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2_mm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83&amp;scriptName=TC_TE_Search_600dotsPerInch">TC_TE_Search_600dotsPerInch</text:a></text:p>
            <draw:frame table:end-cell-address="Sheet1.A9" table:end-x="0.1252in" table:end-y="0.1248in" draw:z-index="26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2mm_zh.java</text:p>
          </table:table-cell>
          <table:table-cell table:number-columns-repeated="2"/>
        </table:table-row>
        <table:table-row table:style-name="ro5">
          <table:table-cell office:value-type="string">
            <text:p>  <text:a xlink:href="http://10.41.48.148:8080/test12/manager/createScript.jsp?scriptId=84&amp;scriptName=TC_TE_Srch_2_millimeter_connector">TC_TE_Srch_2_millimeter_connector</text:a></text:p>
            <draw:frame table:end-cell-address="Sheet1.A10" table:end-x="0.1252in" table:end-y="0.1248in" draw:z-index="27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4point5_inch_housing_zh.java</text:p>
          </table:table-cell>
          <table:table-cell table:number-columns-repeated="2"/>
        </table:table-row>
        <table:table-row table:style-name="ro5">
          <table:table-cell office:value-type="string">
            <text:p>  <text:a xlink:href="http://10.41.48.148:8080/test12/manager/createScript.jsp?scriptId=85&amp;scriptName=TC_TE_Srch_2_milli_connector">TC_TE_Srch_2_milli_connector</text:a></text:p>
            <draw:frame table:end-cell-address="Sheet1.A11" table:end-x="0.1252in" table:end-y="0.1248in" draw:z-index="28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4point5_space_in_housing_zh.java</text:p>
          </table:table-cell>
          <table:table-cell table:number-columns-repeated="2"/>
        </table:table-row>
        <table:table-row table:style-name="ro5">
          <table:table-cell office:value-type="string">
            <text:p>  <text:a xlink:href="http://10.41.48.148:8080/test12/manager/createScript.jsp?scriptId=95&amp;scriptName=TC_TE_Search_2mm">TC_TE_Search_2mm</text:a></text:p>
            <draw:frame table:end-cell-address="Sheet1.A12" table:end-x="0.1252in" table:end-y="0.1248in" draw:z-index="29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4point5in_housing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96&amp;scriptName=TC_TE_Search_2_mm">TC_TE_Search_2_mm</text:a></text:p>
            <draw:frame table:end-cell-address="Sheet1.A13" table:end-x="0.1252in" table:end-y="0.1248in" draw:z-index="30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600dotsPerInch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98&amp;scriptName=TC_TE_Search_4point5in_housing">TC_TE_Search_4point5in_housing</text:a></text:p>
            <draw:frame table:end-cell-address="Sheet1.A14" table:end-x="0.1252in" table:end-y="0.1248in" draw:z-index="31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600dpi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99&amp;scriptName=TC_TE_Search_4point5_inch_housing">TC_TE_Search_4point5_inch_housing</text:a></text:p>
            <draw:frame table:end-cell-address="Sheet1.A15" table:end-x="0.1252in" table:end-y="0.1248in" draw:z-index="32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80Volts_Circuit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100&amp;scriptName=TC_TE_search_600dpi">TC_TE_search_600dpi</text:a></text:p>
            <draw:frame table:end-cell-address="Sheet1.A16" table:end-x="0.1252in" table:end-y="0.1248in" draw:z-index="33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Multidata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101&amp;scriptName=TC_TE_Search_4point5_space_in_housing">TC_TE_Search_4point5_space_in_housing</text:a></text:p>
            <draw:frame table:end-cell-address="Sheet1.A17" table:end-x="0.1252in" table:end-y="0.1248in" draw:z-index="34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TypeAhead_zh.java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Sheet1.A18" table:end-x="0.1252in" table:end-y="0.1248in" draw:z-index="35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earch_zh.java</text:p>
          </table:table-cell>
          <table:table-cell table:number-columns-repeated="2"/>
        </table:table-row>
        <table:table-row table:style-name="ro4">
          <table:table-cell office:value-type="string">
            <text:p>  <text:a xlink:href="http://10.41.48.148:8080/test12/manager/createScript.jsp?scriptId=160&amp;scriptName=TC_TE_Search_Multidata">TC_TE_Search_Multidata</text:a></text:p>
            <draw:frame table:end-cell-address="Sheet1.A19" table:end-x="0.1252in" table:end-y="0.1248in" draw:z-index="36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rch_2_milli_connector_zh.java</text:p>
          </table:table-cell>
          <table:table-cell table:number-columns-repeated="2"/>
        </table:table-row>
        <table:table-row table:style-name="ro3">
          <table:table-cell table:style-name="Default">
            <draw:frame table:end-cell-address="Sheet1.A20" table:end-x="0.1252in" table:end-y="0.1248in" draw:z-index="37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style-name="ce1" office:value-type="string">
            <text:p>TC_TE_Srch_2_millimeter_connector_zh.java</text:p>
          </table:table-cell>
          <table:table-cell/>
          <table:table-cell table:style-name="ce1" office:value-type="string">
            <text:p>  <text:a xlink:href="http://10.41.48.148:8080/test12/manager/createScript.jsp?scriptId=181&amp;scriptName=TC_TE_Search_SubNav_en">TC_TE_Search_SubNav_en</text:a></text:p>
          </table:table-cell>
        </table:table-row>
        <table:table-row table:style-name="ro3">
          <table:table-cell table:style-name="Default">
            <draw:frame table:end-cell-address="Sheet1.A21" table:end-x="0.1252in" table:end-y="0.1248in" draw:z-index="38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" office:value-type="string">
            <text:p>  <text:a xlink:href="http://10.41.48.148:8080/test12/manager/createScript.jsp?scriptId=198&amp;scriptName=TC_TE_Competitor_Part_en">TC_TE_Competitor_Part_en</text:a></text:p>
          </table:table-cell>
        </table:table-row>
        <table:table-row table:style-name="ro3">
          <table:table-cell table:style-name="Default">
            <draw:frame table:end-cell-address="Sheet1.A22" table:end-x="0.1252in" table:end-y="0.1248in" draw:z-index="39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" office:value-type="string">
            <text:p>  <text:a xlink:href="http://10.41.48.148:8080/test12/manager/createScript.jsp?scriptId=314&amp;scriptName=TC_TE_Search_TypeAhead_en">TC_TE_Search_TypeAhead_en</text:a></text:p>
          </table:table-cell>
        </table:table-row>
        <table:table-row table:style-name="ro3">
          <table:table-cell table:style-name="Default"/>
          <table:table-cell>
            <draw:frame table:end-cell-address="Sheet1.B24" table:end-x="0.1248in" table:end-y="0.1079in" draw:z-index="0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2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3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4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5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6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7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8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9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0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1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2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3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4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5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6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7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8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  <draw:frame table:end-cell-address="Sheet1.B24" table:end-x="0.1248in" table:end-y="0.1079in" draw:z-index="19" draw:name="http://10.41.48.148:8080/test12/images/script.png" draw:style-name="gr1" draw:text-style-name="P1" svg:width="0.1248in" svg:height="0.1248in" svg:x="0in" svg:y="0.313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/>
          <table:table-cell table:style-name="ce1" office:value-type="string">
            <text:p>  <text:a xlink:href="http://10.41.48.148:8080/test12/manager/createScript.jsp?scriptId=129&amp;scriptName=TC_TE_Search_en">TC_TE_Search_en</text:a>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1" office:value-type="string">
            <text:p>  <text:a xlink:href="http://10.41.48.148:8080/test12/manager/createScript.jsp?scriptId=58&amp;scriptName=TC_TE_CampaignForm">TC_TE_CampaignForm</text:a></text:p>
            <draw:frame table:end-cell-address="Sheet1.D25" table:end-x="0.1248in" table:end-y="0.1248in" draw:z-index="40" draw:name="http://10.41.48.148:8080/test12/images/script.png" draw:style-name="gr1" draw:text-style-name="P1" svg:width="0.1248in" svg:height="0.1248in" svg:x="0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style-name="Default"/>
          <table:table-cell table:number-columns-repeated="2"/>
          <table:table-cell table:style-name="ce1" office:value-type="string">
            <text:p>  <text:a xlink:href="http://10.41.48.148:8080/test12/manager/createScript.jsp?scriptId=62&amp;scriptName=TC_TE_Email_01">TC_TE_Email_01</text:a></text:p>
            <draw:frame table:end-cell-address="Sheet1.D26" table:end-x="0.1248in" table:end-y="0.1248in" draw:z-index="41" draw:name="http://10.41.48.148:8080/test12/images/script.png" draw:style-name="gr1" draw:text-style-name="P1" svg:width="0.1248in" svg:height="0.1248in" svg:x="0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style-name="Default"/>
          <table:table-cell table:number-columns-repeated="2"/>
          <table:table-cell table:style-name="ce1" office:value-type="string">
            <text:p><text:a xlink:href="http://10.41.48.148:8080/test12/manager/createScript.jsp?scriptId=153&amp;scriptName=TC_TE_Categories1_multidata_en">C_TE_Categories1_multidata_en</text:a> 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" office:value-type="string">
            <text:p>  <text:a xlink:href="http://10.41.48.148:8080/test12/manager/createScript.jsp?scriptId=161&amp;scriptName=TC_TE_PDP_Multidata_en">TC_TE_PDP_Multidata_en</text:a></text:p>
            <draw:frame table:end-cell-address="Sheet1.D28" table:end-x="0.1248in" table:end-y="0.1248in" draw:z-index="42" draw:name="http://10.41.48.148:8080/test12/images/script.png" draw:style-name="gr1" draw:text-style-name="P1" svg:width="0.1248in" svg:height="0.1248in" svg:x="0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style-name="Default"/>
          <table:table-cell table:number-columns-repeated="2"/>
          <table:table-cell table:style-name="ce1" office:value-type="string">
            <text:p>  <text:a xlink:href="http://10.41.48.148:8080/test12/manager/createScript.jsp?scriptId=190&amp;scriptName=TC_TE_Product_Compliance_en">TC_TE_Product_Compliance_en</text:a></text:p>
            <draw:frame table:end-cell-address="Sheet1.D29" table:end-x="0.1248in" table:end-y="0.1248in" draw:z-index="43" draw:name="http://10.41.48.148:8080/test12/images/script.png" draw:style-name="gr1" draw:text-style-name="P1" svg:width="0.1248in" svg:height="0.1248in" svg:x="0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table:style-name="Default"/>
          <table:table-cell table:number-columns-repeated="2"/>
          <table:table-cell table:style-name="ce1" office:value-type="string">
            <text:p>  <text:a xlink:href="http://10.41.48.148:8080/test12/manager/createScript.jsp?scriptId=132&amp;scriptName=TC_TE_IndustryAndSol_en">TC_TE_IndustryAndSol_en</text:a> </text:p>
          </table:table-cell>
        </table:table-row>
        <table:table-row table:style-name="ro3">
          <table:table-cell table:style-name="Default" office:value-type="string">
            <text:p>TC_TE_02_Display_products_New.java</text:p>
          </table:table-cell>
          <table:table-cell table:number-columns-repeated="2"/>
          <table:table-cell table:style-name="ce1" office:value-type="string">
            <text:p>  <text:a xlink:href="http://10.41.48.148:8080/test12/manager/createScript.jsp?scriptId=155&amp;scriptName=TC_TE_ProductDisplayed_Multidata_en">TC_TE_ProductDisplayed_Multidata_en</text:a></text:p>
          </table:table-cell>
        </table:table-row>
        <table:table-row table:style-name="ro3">
          <table:table-cell table:style-name="Default" office:value-type="string">
            <text:p>TC_TE_03_Product_Compare.java</text:p>
          </table:table-cell>
          <table:table-cell table:number-columns-repeated="2"/>
          <table:table-cell table:style-name="ce1" office:value-type="string">
            <text:p>  <text:a xlink:href="http://10.41.48.148:8080/test12/manager/createScript.jsp?scriptId=141&amp;scriptName=TC_TE_Verify_Products_Display_Heat_Shrink_Tubing_en">TC_TE_Verify_Products_Display_Heat_Shrink_Tubing_en</text:a></text:p>
          </table:table-cell>
        </table:table-row>
        <table:table-row table:style-name="ro3">
          <table:table-cell table:style-name="Default" office:value-type="string">
            <text:p>TC_TE_Categories_01.java</text:p>
          </table:table-cell>
          <table:table-cell table:number-columns-repeated="2"/>
          <table:table-cell table:style-name="ce1" office:value-type="string">
            <text:p>  <text:a xlink:href="http://10.41.48.148:8080/test12/manager/createScript.jsp?scriptId=159&amp;scriptName=TC_TE_Verify_Product_Display_en">TC_TE_Verify_Product_Display_en</text:a>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2">
          <table:table-cell office:value-type="string">
            <text:p>  <text:a xlink:href="http://10.41.48.148:8080/test12/manager/createScript.jsp?scriptId=139&amp;scriptName=TC_TE_Verify_Products_Display_Antennas_en">TC_TE_Verify_Products_Display_Antennas_en</text:a></text:p>
            <draw:frame table:end-cell-address="Sheet1.A37" table:end-x="0.1252in" table:end-y="0.1248in" draw:z-index="44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Product_Display_Antennas.java</text:p>
          </table:table-cell>
          <table:table-cell table:number-columns-repeated="2"/>
        </table:table-row>
        <table:table-row table:style-name="ro2">
          <table:table-cell office:value-type="string">
            <text:p>  <text:a xlink:href="http://10.41.48.148:8080/test12/manager/createScript.jsp?scriptId=140&amp;scriptName=TC_TE_Verify_Products_Display_EMI_Filters_en">TC_TE_Verify_Products_Display_EMI_Filters_en</text:a></text:p>
            <draw:frame table:end-cell-address="Sheet1.A38" table:end-x="0.1252in" table:end-y="0.1248in" draw:z-index="45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Verify_Products_Display_EMI_Filters.java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Sheet1.A39" table:end-x="0.1252in" table:end-y="0.1248in" draw:z-index="46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office:value-type="string">
            <text:p>  <text:a xlink:href="http://10.41.48.148:8080/test12/manager/createScript.jsp?scriptId=154&amp;scriptName=TC_TE_ProductDisplayed_Assemblies_en">TC_TE_ProductDisplayed_Assemblies_en</text:a></text:p>
            <draw:frame table:end-cell-address="Sheet1.A40" table:end-x="0.1252in" table:end-y="0.1248in" draw:z-index="47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ProductDisplayed_Assemblies.java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Sheet1.A41" table:end-x="0.1252in" table:end-y="0.1248in" draw:z-index="48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office:value-type="string">
            <text:p>  <text:a xlink:href="http://10.41.48.148:8080/test12/manager/createScript.jsp?scriptId=156&amp;scriptName=TC_TE_ProductDisplayed_Communicatons_en">TC_TE_ProductDisplayed_Communicatons_en</text:a></text:p>
            <draw:frame table:end-cell-address="Sheet1.A42" table:end-x="0.1252in" table:end-y="0.1248in" draw:z-index="49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office:value-type="string">
            <text:p>TC_TE_ProductDisplayed_Communicatons.java</text:p>
          </table:table-cell>
          <table:table-cell table:number-columns-repeated="2"/>
        </table:table-row>
        <table:table-row table:style-name="ro2">
          <table:table-cell table:style-name="Default">
            <draw:frame table:end-cell-address="Sheet1.A43" table:end-x="0.1252in" table:end-y="0.1248in" draw:z-index="50" draw:name="http://10.41.48.148:8080/test12/images/script.png" draw:style-name="gr1" draw:text-style-name="P1" svg:width="0.1248in" svg:height="0.1248in" svg:x="0.0004in" svg:y="0in">
              <draw:image xlink:href="http://10.41.48.148:8080/test12/images/script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>
            <draw:frame table:end-cell-address="Sheet1.A44" table:end-x="0.1563in" table:end-y="0.1559in" draw:z-index="51" draw:name="http://10.41.48.148:8080/test12/images/folder.png" draw:style-name="gr1" draw:text-style-name="P1" svg:width="0.1559in" svg:height="0.1559in" svg:x="0.0004in" svg:y="0in">
              <draw:image xlink:href="http://10.41.48.148:8080/test12/images/folder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>
            <draw:frame table:end-cell-address="Sheet1.A45" table:end-x="0.1563in" table:end-y="0.1559in" draw:z-index="52" draw:name="http://10.41.48.148:8080/test12/images/folder.png" draw:style-name="gr1" draw:text-style-name="P1" svg:width="0.1559in" svg:height="0.1559in" svg:x="0.0004in" svg:y="0in">
              <draw:image xlink:href="http://10.41.48.148:8080/test12/images/folder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>
            <draw:frame table:end-cell-address="Sheet1.A46" table:end-x="0.1563in" table:end-y="0.1559in" draw:z-index="53" draw:name="http://10.41.48.148:8080/test12/images/folder.png" draw:style-name="gr1" draw:text-style-name="P1" svg:width="0.1559in" svg:height="0.1559in" svg:x="0.0004in" svg:y="0in">
              <draw:image xlink:href="http://10.41.48.148:8080/test12/images/folder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>
            <draw:frame table:end-cell-address="Sheet1.A47" table:end-x="0.1563in" table:end-y="0.1559in" draw:z-index="54" draw:name="http://10.41.48.148:8080/test12/images/folder.png" draw:style-name="gr1" draw:text-style-name="P1" svg:width="0.1559in" svg:height="0.1559in" svg:x="0.0004in" svg:y="0in">
              <draw:image xlink:href="http://10.41.48.148:8080/test12/images/folder.png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/02/2017</text:date>, <text:time>14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4:00:22.60</meta:creation-date>
    <dc:date>2017-02-02T14:14:02.49</dc:date>
    <meta:editing-duration>PT13M40S</meta:editing-duration>
    <meta:editing-cycles>1</meta:editing-cycles>
    <meta:document-statistic meta:table-count="3" meta:cell-count="58" meta:object-count="55"/>
    <meta:generator>OpenOffice/4.0.1$Win32 OpenOffice.org_project/401m5$Build-9714</meta:generator>
  </office:meta>
</office:document-meta>
</file>